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28d0c5" officeooo:paragraph-rsid="002a0c9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c21ae" officeooo:paragraph-rsid="002c21ae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f79e7" officeooo:paragraph-rsid="001f79e7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48836" officeooo:paragraph-rsid="0022cd41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3368a6" officeooo:paragraph-rsid="003368a6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8d0c5" officeooo:paragraph-rsid="002a0c9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fo:font-weight="bold" officeooo:rsid="002dd9eb" officeooo:paragraph-rsid="002dd9e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style:font-name="Ubuntu" fo:font-size="14pt" fo:font-weight="bold" officeooo:rsid="0030d438" officeooo:paragraph-rsid="0030d43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Ubuntu" fo:font-size="14pt" fo:font-weight="bold" officeooo:rsid="00223f10" officeooo:paragraph-rsid="00223f1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style:font-name="Ubuntu" fo:font-size="14pt" fo:font-weight="bold" officeooo:rsid="0022cd41" officeooo:paragraph-rsid="0022cd4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Ubuntu" fo:font-size="14pt" fo:font-weight="bold" officeooo:rsid="003368a6" officeooo:paragraph-rsid="003368a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fo:font-weight="bold" officeooo:rsid="0034fb19" officeooo:paragraph-rsid="0034fb1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4pt" fo:font-weight="normal" officeooo:rsid="002a0c91" officeooo:paragraph-rsid="003368a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Ubuntu" fo:font-size="14pt" fo:font-weight="normal" officeooo:rsid="0034fb19" officeooo:paragraph-rsid="0034fb1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354c54" officeooo:paragraph-rsid="00354c54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2835" style:font-weight-asian="normal" style:font-weight-complex="normal"/>
    </style:style>
    <style:style style:name="T3" style:family="text">
      <style:text-properties fo:font-weight="normal" officeooo:rsid="00248836" style:font-weight-asian="normal" style:font-weight-complex="normal"/>
    </style:style>
    <style:style style:name="T4" style:family="text">
      <style:text-properties fo:font-weight="normal" officeooo:rsid="002a0c91" style:font-weight-asian="normal" style:font-weight-complex="normal"/>
    </style:style>
    <style:style style:name="T5" style:family="text">
      <style:text-properties fo:font-weight="normal" officeooo:rsid="002afcb5" style:font-weight-asian="normal" style:font-weight-complex="normal"/>
    </style:style>
    <style:style style:name="T6" style:family="text">
      <style:text-properties fo:font-weight="normal" officeooo:rsid="0030d438" style:font-weight-asian="normal" style:font-weight-complex="normal"/>
    </style:style>
    <style:style style:name="T7" style:family="text">
      <style:text-properties fo:font-weight="normal" officeooo:rsid="00318220" style:font-weight-asian="normal" style:font-weight-complex="normal"/>
    </style:style>
    <style:style style:name="T8" style:family="text">
      <style:text-properties fo:font-weight="normal" officeooo:rsid="0031ea2e" style:font-weight-asian="normal" style:font-weight-complex="normal"/>
    </style:style>
    <style:style style:name="T9" style:family="text">
      <style:text-properties fo:font-weight="normal" officeooo:rsid="003368a6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0c91" style:font-weight-asian="bold" style:font-weight-complex="bold"/>
    </style:style>
    <style:style style:name="T12" style:family="text">
      <style:text-properties officeooo:rsid="002d2035"/>
    </style:style>
    <style:style style:name="T13" style:family="text">
      <style:text-properties officeooo:rsid="002d2035" fo:background-color="#dddddd" loext:char-shading-value="0"/>
    </style:style>
    <style:style style:name="T14" style:family="text">
      <style:text-properties officeooo:rsid="0030d4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dulos 03</text:h>
      <text:p text:style-name="P3">Para organizar os modulos, geralmente é feito um arquivo biblioteca que irá armazenar um tipo de conteudo especifico que será exportado, <text:span text:style-name="T12">tipo um arquivo chamado matematica.js que irá exportar funções de soma, multiplicação, divisão etc.</text:span></text:p>
      <text:p text:style-name="P4"/>
      <text:p text:style-name="P4">É <text:span text:style-name="T12">possível exportar diversos conteudo de uma vez, basta colocar a palavra-chave export e entre chaves todos os nomes dos conteudos que serão exportados: </text:span><text:span text:style-name="T13">export {conteudo1, conteudo2, conteudo3} </text:span></text:p>
      <text:p text:style-name="P5"/>
      <text:p text:style-name="P5"/>
      <text:p text:style-name="P9">Monolito: <text:span text:style-name="T1">No desenvolvimento de software representa uma arquitetura, onde tudo é criado em cima do mesmo bloco e com o passar do tempo esse bloco vai ficando cada vez maior e mais complexo.</text:span></text:p>
      <text:p text:style-name="P9">Modularização: <text:span text:style-name="T1">É o ato de dividir uma aplicação, ou seja, uma aplicação grande é dividida em aplicações menores, com o intuito de re-aproveitar esses sub-modulos </text:span><text:span text:style-name="T6">e facilitar a criação de novas funcionalidades</text:span><text:span text:style-name="T1">.</text:span></text:p>
      <text:p text:style-name="P10"><text:span text:style-name="T14">O </text:span>que tem que modularizar: <text:span text:style-name="T1">É um erro tentar modularizar a aplicação inteira</text:span></text:p>
      <text:p text:style-name="P11"><text:span text:style-name="T1"/></text:p>
      <text:p text:style-name="P10"><text:span text:style-name="T2">→ </text:span><text:span text:style-name="T7">A modularização é um processo continuo que dever ser começado aos poucos, seria ideal começar fazendo uma separação de pacotes dentro do monolito, com isso já será possível enxergar com muito mais clareza o que é cada coisa.</text:span></text:p>
      <text:p text:style-name="P10"><text:span text:style-name="T7"/></text:p>
      <text:p text:style-name="P10"><text:span text:style-name="T7">→ </text:span><text:span text:style-name="T2">É </text:span><text:span text:style-name="T8">um erro a modularização começar apartir de uma funcionalidade</text:span></text:p>
      <text:p text:style-name="P12"><text:span text:style-name="T3"/></text:p>
      <text:p text:style-name="P6"><text:span text:style-name="T1"/></text:p>
      <text:p text:style-name="P6"><text:soft-page-break/><text:span text:style-name="T1">→ </text:span><text:span text:style-name="T9">Para identificar os modulos, será preciso dividir a aplicação em 3 camadas, bibliotecas, funcionalidades e aplicações</text:span><text:span text:style-name="T4">:</text:span></text:p>
      <text:p text:style-name="P7"><text:span text:style-name="T11">B</text:span><text:span text:style-name="T10">ibliotecas - </text:span><text:span text:style-name="T1">Terá o nivel hierarquico mais baixo, então não irá depender de nenhum outro modulo pra funcionar</text:span></text:p>
      <text:p text:style-name="P13">Funcionalidades: <text:span text:style-name="T1">irá depender apenas das bibliotecas</text:span></text:p>
      <text:p text:style-name="P14">Aplicações:<text:span text:style-name="T1"> Irá depender das funcionalidades</text:span></text:p>
      <text:p text:style-name="P15"><text:span text:style-name="T1"/></text:p>
      <text:p text:style-name="P16">Para modularizar irá começar da camada mais baixa das bibliotecas, desenvolver as funcionalidades e por ultimo criar a camada de aplicação, formando assim uma piramide de dependencias.</text:p>
      <text:p text:style-name="P17">Se os modulos gerarem dependencias siclicas, duas opções estarão disponiveis: juntar os modulos em um único ou separar em 3 ou mais modulos, sendo que os modulos devem ser o menor possível e realizar apenas um tipo de tarefa.</text:p>
      <text:p text:style-name="P17"/>
      <text:p text:style-name="P17">→ A modularização não é um processo feito uma única vez, na verdade é um processo continuo que leva tempo até ser incluido, conforme continua crescendo, os modulos precisarão ser revisitados para rever quebras e aumentar a quantidade de niveis na hierarquia, fazendo com que aumente de 3 camadas para mais.</text:p>
      <text:p text:style-name="P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20:35:40.740903025</meta:creation-date>
    <meta:editing-duration>PT34M13S</meta:editing-duration>
    <meta:editing-cycles>9</meta:editing-cycles>
    <meta:generator>LibreOffice/7.3.7.2$Linux_X86_64 LibreOffice_project/30$Build-2</meta:generator>
    <dc:date>2022-11-22T09:37:12.985989236</dc:date>
    <meta:document-statistic meta:table-count="0" meta:image-count="0" meta:object-count="0" meta:page-count="2" meta:paragraph-count="15" meta:word-count="356" meta:character-count="2245" meta:non-whitespace-character-count="1903"/>
  </office:meta>
</office:document-meta>
</file>